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16.899cm"/>
    </style:style>
    <style:style style:name="gr2" style:family="graphic" style:parent-style-name="standard">
      <style:graphic-properties draw:textarea-horizontal-align="justify" draw:textarea-vertical-align="middle" draw:auto-grow-height="false" fo:min-height="2.163cm" fo:min-width="4.58cm"/>
    </style:style>
    <style:style style:name="gr3" style:family="graphic" style:parent-style-name="standard">
      <style:graphic-properties draw:textarea-horizontal-align="justify" draw:textarea-vertical-align="middle" draw:auto-grow-height="false" fo:min-height="4.195cm" fo:min-width="4.58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8.263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.021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893cm" fo:min-width="8.263cm"/>
    </style:style>
    <style:style style:name="gr7" style:family="graphic" style:parent-style-name="standard">
      <style:graphic-properties draw:fill-color="#ff6600" draw:textarea-horizontal-align="justify" draw:textarea-vertical-align="middle" draw:auto-grow-height="false" fo:min-height="0.131cm" fo:min-width="0.643cm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0.021cm" fo:min-width="0.129cm"/>
    </style:style>
    <style:style style:name="gr9" style:family="graphic" style:parent-style-name="standard">
      <style:graphic-properties draw:textarea-horizontal-align="justify" draw:textarea-vertical-align="middle" draw:auto-grow-height="false" fo:min-height="1.528cm" fo:min-width="4.58cm"/>
    </style:style>
    <style:style style:name="gr10" style:family="graphic" style:parent-style-name="standard">
      <style:graphic-properties draw:fill-color="#ff6600" draw:textarea-horizontal-align="justify" draw:textarea-vertical-align="middle" draw:auto-grow-height="false" fo:min-height="0.131cm" fo:min-width="1.40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949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609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</style:style>
    <style:style style:name="P3" style:family="paragraph">
      <style:paragraph-properties fo:text-align="center"/>
      <style:text-properties fo:font-size="13pt"/>
    </style:style>
    <style:style style:name="P4" style:family="paragraph">
      <loext:graphic-properties draw:fill-color="#ff6600"/>
      <style:paragraph-properties fo:text-align="center"/>
      <style:text-properties fo:font-size="13pt" style:font-size-asian="11pt" style:font-size-complex="11pt"/>
    </style:style>
    <style:style style:name="P5" style:family="paragraph">
      <loext:graphic-properties draw:fill-color="#dddddd"/>
      <style:paragraph-properties fo:text-align="center"/>
      <style:text-properties fo:font-size="7pt" style:font-size-asian="7pt" style:font-size-complex="7pt"/>
    </style:style>
    <style:style style:name="P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11pt" style:font-size-complex="11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399cm" svg:height="1.778cm" svg:x="1.762cm" svg:y="1.873cm">
          <text:p text:style-name="P1">G: Garag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413cm" draw:transform="rotate (1.57097085972009) translate (1.635cm 17.24cm)">
          <text:p text:style-name="P1">D: Doo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4.445cm" draw:transform="rotate (1.57097085972009) translate (7.731cm 17.24cm)">
          <text:p text:style-name="P1">TL: TrafficLight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8.763cm" svg:height="1.016cm" draw:transform="rotate (1.57097085972009) translate (3.032cm 27.908cm)">
            <text:p text:style-name="P1">OpenedSensor: Debouncer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381cm" svg:height="0.381cm" svg:x="3.34cm" svg:y="27.42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2" draw:text-style-name="P1" draw:layer="layout" svg:width="5.08cm" svg:height="2.413cm" draw:transform="rotate (1.57097085972009) translate (4.302cm 17.24cm)">
            <text:p text:style-name="P1">Gate:Debouncer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381cm" svg:height="0.381cm" svg:x="6.207cm" svg:y="16.7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1" draw:layer="layout" svg:width="8.763cm" svg:height="1.143cm" draw:transform="rotate (1.57097085972009) translate (7.731cm 27.908cm)">
            <text:p text:style-name="P1">Red: Lamp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143cm" svg:height="0.381cm" draw:transform="rotate (1.5707963267949) translate (8.112cm 27.654cm)">
            <text:p text:style-name="P3"><text:span text:style-name="T1">lamp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889cm" svg:height="0.381cm" draw:transform="rotate (1.5707963267949) translate (8.112cm 26.384cm)">
            <text:p text:style-name="P1"><text:span text:style-name="T2">0:00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9" draw:text-style-name="P1" draw:layer="layout" svg:width="5.08cm" svg:height="1.778cm" svg:x="7.731cm" svg:y="7.245cm">
            <text:p text:style-name="P1">LM: LightMaster</text:p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905cm" svg:height="0.381cm" svg:x="10.525cm" svg:y="8.515cm">
            <text:p text:style-name="P3"><text:span text:style-name="T1">ambien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889cm" svg:height="0.381cm" svg:x="9.509cm" svg:y="8.515cm">
            <text:p text:style-name="P1"><text:span text:style-name="T2">0:00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9" draw:text-style-name="P1" draw:layer="layout" svg:width="5.08cm" svg:height="1.778cm" svg:x="1.635cm" svg:y="7.207cm">
            <text:p text:style-name="P1">Left: Controller</text:p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905cm" svg:height="0.381cm" svg:x="4.683cm" svg:y="8.477cm">
            <text:p text:style-name="P3"><text:span text:style-name="T1">doorRemot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889cm" svg:height="0.381cm" svg:x="3.667cm" svg:y="8.477cm">
            <text:p text:style-name="P1"><text:span text:style-name="T2">0:00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6" draw:text-style-name="P1" draw:layer="layout" svg:width="8.763cm" svg:height="1.143cm" draw:transform="rotate (1.57097085972009) translate (9.382cm 27.908cm)">
            <text:p text:style-name="P1">Yellow: Lamp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143cm" svg:height="0.381cm" draw:transform="rotate (1.5707963267949) translate (9.763cm 27.654cm)">
            <text:p text:style-name="P3"><text:span text:style-name="T1">lamp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889cm" svg:height="0.381cm" draw:transform="rotate (1.5707963267949) translate (9.763cm 26.384cm)">
            <text:p text:style-name="P1"><text:span text:style-name="T2">0:00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6" draw:text-style-name="P1" draw:layer="layout" svg:width="8.763cm" svg:height="1.143cm" draw:transform="rotate (1.57097085972009) translate (11.033cm 27.908cm)">
            <text:p text:style-name="P1">Green: Lamp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143cm" svg:height="0.381cm" draw:transform="rotate (1.5707963267949) translate (11.414cm 27.654cm)">
            <text:p text:style-name="P3"><text:span text:style-name="T1">lamp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889cm" svg:height="0.381cm" draw:transform="rotate (1.5707963267949) translate (11.414cm 26.384cm)">
            <text:p text:style-name="P1"><text:span text:style-name="T2">0:00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4" draw:text-style-name="P1" draw:layer="layout" svg:width="8.763cm" svg:height="1.016cm" draw:transform="rotate (1.57097085972009) translate (1.635cm 27.908cm)">
            <text:p text:style-name="P1">ClosedSensor: Debouncer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381cm" svg:height="0.381cm" svg:x="2.016cm" svg:y="2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1" draw:text-style-name="P6" draw:layer="layout" svg:x1="1.889cm" svg:y1="19.145cm" svg:x2="1.889cm" svg:y2="17.24cm">
          <text:p text:style-name="P1"><text:span text:style-name="T3">high</text:span></text:p>
        </draw:line>
        <draw:line draw:style-name="gr11" draw:text-style-name="P6" draw:layer="layout" svg:x1="2.397cm" svg:y1="19.145cm" svg:x2="2.397cm" svg:y2="17.24cm">
          <text:p text:style-name="P1"><text:span text:style-name="T3">low</text:span></text:p>
        </draw:line>
        <draw:line draw:style-name="gr11" draw:text-style-name="P6" draw:layer="layout" svg:x1="3.286cm" svg:y1="19.145cm" svg:x2="3.286cm" svg:y2="17.24cm">
          <text:p text:style-name="P1"><text:span text:style-name="T3">high</text:span></text:p>
        </draw:line>
        <draw:line draw:style-name="gr11" draw:text-style-name="P6" draw:layer="layout" svg:x1="3.794cm" svg:y1="19.145cm" svg:x2="3.794cm" svg:y2="17.24cm">
          <text:p text:style-name="P1"><text:span text:style-name="T3">low</text:span></text:p>
        </draw:line>
        <draw:line draw:style-name="gr11" draw:text-style-name="P6" draw:layer="layout" svg:x1="2.121cm" svg:y1="12.16cm" svg:x2="2.121cm" svg:y2="9.074cm">
          <text:p text:style-name="P1"><text:span text:style-name="T3">opened</text:span></text:p>
        </draw:line>
        <draw:line draw:style-name="gr11" draw:text-style-name="P6" draw:layer="layout" svg:x1="2.756cm" svg:y1="12.16cm" svg:x2="2.756cm" svg:y2="9.074cm">
          <text:p text:style-name="P1"><text:span text:style-name="T3">closed</text:span></text:p>
        </draw:line>
        <draw:line draw:style-name="gr11" draw:text-style-name="P6" draw:layer="layout" svg:x1="3.391cm" svg:y1="12.16cm" svg:x2="3.391cm" svg:y2="9.074cm">
          <text:p text:style-name="P1"><text:span text:style-name="T3">inbetween</text:span></text:p>
        </draw:line>
        <draw:line draw:style-name="gr11" draw:text-style-name="P6" draw:layer="layout" svg:x1="5.191cm" svg:y1="12.16cm" svg:x2="5.191cm" svg:y2="9.074cm">
          <text:p text:style-name="P1"><text:span text:style-name="T3">high</text:span></text:p>
        </draw:line>
        <draw:line draw:style-name="gr11" draw:text-style-name="P6" draw:layer="layout" svg:x1="5.826cm" svg:y1="12.16cm" svg:x2="5.826cm" svg:y2="9.074cm">
          <text:p text:style-name="P1"><text:span text:style-name="T3">low</text:span></text:p>
        </draw:line>
        <draw:g>
          <draw:line draw:style-name="gr11" draw:text-style-name="P6" draw:layer="layout" svg:x1="3.474cm" svg:y1="7.207cm" svg:x2="3.474cm" svg:y2="3.651cm">
            <text:p text:style-name="P1"><text:span text:style-name="T3">yellow</text:span></text:p>
          </draw:line>
          <draw:line draw:style-name="gr11" draw:text-style-name="P6" draw:layer="layout" svg:x1="2.774cm" svg:y1="7.207cm" svg:x2="2.774cm" svg:y2="3.651cm">
            <text:p text:style-name="P1"><text:span text:style-name="T3">red</text:span></text:p>
          </draw:line>
          <draw:line draw:style-name="gr11" draw:text-style-name="P6" draw:layer="layout" svg:x1="5.572cm" svg:y1="7.207cm" svg:x2="5.572cm" svg:y2="3.651cm">
            <text:p text:style-name="P1"><text:span text:style-name="T3">off</text:span></text:p>
          </draw:line>
          <draw:line draw:style-name="gr11" draw:text-style-name="P6" draw:layer="layout" svg:x1="4.873cm" svg:y1="7.207cm" svg:x2="4.873cm" svg:y2="3.651cm">
            <text:p text:style-name="P1"><text:span text:style-name="T3">green</text:span></text:p>
          </draw:line>
          <draw:line draw:style-name="gr11" draw:text-style-name="P6" draw:layer="layout" svg:x1="4.174cm" svg:y1="7.207cm" svg:x2="4.174cm" svg:y2="3.651cm">
            <text:p text:style-name="P1"><text:span text:style-name="T3">yellowFlash</text:span></text:p>
          </draw:line>
        </draw:g>
        <draw:frame draw:style-name="gr12" draw:text-style-name="P8" draw:layer="layout" svg:width="5.08cm" svg:height="1.199cm" svg:x="7.731cm" svg:y="5.683cm">
          <draw:text-box>
            <text:p text:style-name="P7"><text:span text:style-name="T3">setLight(side, state)</text:span></text:p>
          </draw:text-box>
        </draw:frame>
        <draw:line draw:style-name="gr13" draw:text-style-name="P9" draw:layer="layout" svg:x1="10.144cm" svg:y1="3.651cm" svg:x2="10.144cm" svg:y2="7.334cm">
          <text:p/>
        </draw:line>
        <draw:line draw:style-name="gr13" draw:text-style-name="P9" draw:layer="layout" svg:x1="10.144cm" svg:y1="8.985cm" svg:x2="10.144cm" svg:y2="12.187cm">
          <text:p/>
        </draw:line>
        <draw:frame draw:style-name="gr12" draw:text-style-name="P8" draw:layer="layout" svg:width="5.08cm" svg:height="2.621cm" svg:x="7.731cm" svg:y="9.056cm">
          <draw:text-box>
            <text:p text:style-name="P7"><text:span text:style-name="T3">Red(),</text:span><text:span text:style-name="T3"><text:line-break/></text:span><text:span text:style-name="T3">Yellow(),</text:span><text:span text:style-name="T3"><text:line-break/></text:span><text:span text:style-name="T3">YellowFlash(),</text:span><text:span text:style-name="T3"><text:line-break/></text:span><text:span text:style-name="T3">Green(),</text:span><text:span text:style-name="T3"><text:line-break/></text:span><text:span text:style-name="T3">Off()</text:span></text:p>
          </draw:text-box>
        </draw:frame>
        <draw:line draw:style-name="gr13" draw:text-style-name="P9" draw:layer="layout" svg:x1="9.89cm" svg:y1="17.24cm" svg:x2="9.89cm" svg:y2="19.145cm">
          <text:p/>
        </draw:line>
        <draw:frame draw:style-name="gr14" draw:text-style-name="P8" draw:layer="layout" svg:width="4.445cm" svg:height="1.859cm" svg:x="7.731cm" svg:y="17.24cm">
          <draw:text-box>
            <text:p text:style-name="P7"><text:span text:style-name="T3">On(), Off(),</text:span><text:span text:style-name="T3"><text:line-break/></text:span><text:span text:style-name="T3">Flash(), OneShot()</text:span></text:p>
          </draw:text-box>
        </draw:frame>
        <draw:custom-shape draw:style-name="gr2" draw:text-style-name="P1" draw:layer="layout" svg:width="5.08cm" svg:height="2.413cm" draw:transform="rotate (1.57097085972009) translate (14.081cm 17.24cm)">
          <text:p text:style-name="P1">D: Door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8.763cm" svg:height="1.016cm" draw:transform="rotate (1.57097085972009) translate (15.478cm 27.908cm)">
            <text:p text:style-name="P1">OpenedSensor: Debouncer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381cm" svg:height="0.381cm" svg:x="15.786cm" svg:y="27.42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2" draw:text-style-name="P1" draw:layer="layout" svg:width="5.08cm" svg:height="2.413cm" draw:transform="rotate (1.57097085972009) translate (16.748cm 17.24cm)">
            <text:p text:style-name="P1">Gate:Debouncer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381cm" svg:height="0.381cm" svg:x="18.653cm" svg:y="16.7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5.08cm" svg:height="1.778cm" svg:x="14.081cm" svg:y="7.207cm">
            <text:p text:style-name="P1">Right: Controller</text:p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905cm" svg:height="0.381cm" svg:x="17.129cm" svg:y="8.477cm">
            <text:p text:style-name="P3"><text:span text:style-name="T1">doorRemot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889cm" svg:height="0.381cm" svg:x="16.113cm" svg:y="8.477cm">
            <text:p text:style-name="P1"><text:span text:style-name="T2">0:00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4" draw:text-style-name="P1" draw:layer="layout" svg:width="8.763cm" svg:height="1.016cm" draw:transform="rotate (1.57097085972009) translate (14.081cm 27.908cm)">
            <text:p text:style-name="P1">ClosedSensor: Debouncer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381cm" svg:height="0.381cm" svg:x="14.462cm" svg:y="2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1" draw:text-style-name="P6" draw:layer="layout" svg:x1="14.335cm" svg:y1="19.145cm" svg:x2="14.335cm" svg:y2="17.24cm">
          <text:p text:style-name="P1"><text:span text:style-name="T3">high</text:span></text:p>
        </draw:line>
        <draw:line draw:style-name="gr11" draw:text-style-name="P6" draw:layer="layout" svg:x1="14.843cm" svg:y1="19.145cm" svg:x2="14.843cm" svg:y2="17.24cm">
          <text:p text:style-name="P1"><text:span text:style-name="T3">low</text:span></text:p>
        </draw:line>
        <draw:line draw:style-name="gr11" draw:text-style-name="P6" draw:layer="layout" svg:x1="15.732cm" svg:y1="19.145cm" svg:x2="15.732cm" svg:y2="17.24cm">
          <text:p text:style-name="P1"><text:span text:style-name="T3">high</text:span></text:p>
        </draw:line>
        <draw:line draw:style-name="gr11" draw:text-style-name="P6" draw:layer="layout" svg:x1="16.24cm" svg:y1="19.145cm" svg:x2="16.24cm" svg:y2="17.24cm">
          <text:p text:style-name="P1"><text:span text:style-name="T3">low</text:span></text:p>
        </draw:line>
        <draw:line draw:style-name="gr11" draw:text-style-name="P6" draw:layer="layout" svg:x1="14.567cm" svg:y1="12.16cm" svg:x2="14.567cm" svg:y2="9.074cm">
          <text:p text:style-name="P1"><text:span text:style-name="T3">opened</text:span></text:p>
        </draw:line>
        <draw:line draw:style-name="gr11" draw:text-style-name="P6" draw:layer="layout" svg:x1="15.202cm" svg:y1="12.16cm" svg:x2="15.202cm" svg:y2="9.074cm">
          <text:p text:style-name="P1"><text:span text:style-name="T3">closed</text:span></text:p>
        </draw:line>
        <draw:line draw:style-name="gr11" draw:text-style-name="P6" draw:layer="layout" svg:x1="15.837cm" svg:y1="12.16cm" svg:x2="15.837cm" svg:y2="9.074cm">
          <text:p text:style-name="P1"><text:span text:style-name="T3">inbetween</text:span></text:p>
        </draw:line>
        <draw:line draw:style-name="gr11" draw:text-style-name="P6" draw:layer="layout" svg:x1="17.637cm" svg:y1="12.16cm" svg:x2="17.637cm" svg:y2="9.074cm">
          <text:p text:style-name="P1"><text:span text:style-name="T3">high</text:span></text:p>
        </draw:line>
        <draw:line draw:style-name="gr11" draw:text-style-name="P6" draw:layer="layout" svg:x1="18.272cm" svg:y1="12.16cm" svg:x2="18.272cm" svg:y2="9.074cm">
          <text:p text:style-name="P1"><text:span text:style-name="T3">low</text:span></text:p>
        </draw:line>
        <draw:g>
          <draw:line draw:style-name="gr11" draw:text-style-name="P6" draw:layer="layout" svg:x1="15.92cm" svg:y1="7.207cm" svg:x2="15.92cm" svg:y2="3.651cm">
            <text:p text:style-name="P1"><text:span text:style-name="T3">yellow</text:span></text:p>
          </draw:line>
          <draw:line draw:style-name="gr11" draw:text-style-name="P6" draw:layer="layout" svg:x1="15.22cm" svg:y1="7.207cm" svg:x2="15.22cm" svg:y2="3.651cm">
            <text:p text:style-name="P1"><text:span text:style-name="T3">red</text:span></text:p>
          </draw:line>
          <draw:line draw:style-name="gr11" draw:text-style-name="P6" draw:layer="layout" svg:x1="18.018cm" svg:y1="7.207cm" svg:x2="18.018cm" svg:y2="3.651cm">
            <text:p text:style-name="P1"><text:span text:style-name="T3">off</text:span></text:p>
          </draw:line>
          <draw:line draw:style-name="gr11" draw:text-style-name="P6" draw:layer="layout" svg:x1="17.319cm" svg:y1="7.207cm" svg:x2="17.319cm" svg:y2="3.651cm">
            <text:p text:style-name="P1"><text:span text:style-name="T3">green</text:span></text:p>
          </draw:line>
          <draw:line draw:style-name="gr11" draw:text-style-name="P6" draw:layer="layout" svg:x1="16.62cm" svg:y1="7.207cm" svg:x2="16.62cm" svg:y2="3.651cm">
            <text:p text:style-name="P1"><text:span text:style-name="T3">yellowFlash</text:span></text:p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20:19:04.810913523</meta:creation-date>
    <dc:date>2017-05-08T21:23:00.311457685</dc:date>
    <meta:editing-duration>PT1M20S</meta:editing-duration>
    <meta:editing-cycles>1</meta:editing-cycles>
    <meta:document-statistic meta:object-count="82"/>
    <meta:generator>LibreOffice/5.1.6.2$Linux_X86_64 LibreOffice_project/10m0$Build-2</meta:generator>
  </office:meta>
</office:document-meta>
</file>